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fo:color="#ce181e"/>
    </style:style>
    <style:style style:name="T2" style:family="text">
      <style:text-properties fo:color="#ce181e" fo:font-weight="bold" style:font-weight-asian="bold" style:font-weight-complex="bold"/>
    </style:style>
    <style:style style:name="T3" style:family="text">
      <style:text-properties fo:color="#ce181e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oot@MSK-IT:/home/ayudin/stands-03-lvm-master# <text:span text:style-name="T2">vagrant up</text:span></text:p>
      <text:p text:style-name="Standard">==&gt; vagrant: A new version of Vagrant is available: 2.2.7 (installed version: 2.2.6)!</text:p>
      <text:p text:style-name="Standard">==&gt; vagrant: To upgrade visit: https://www.vagrantup.com/downloads.html</text:p>
      <text:p text:style-name="Standard"/>
      <text:p text:style-name="Standard">Bringing machine 'lvm' up with 'virtualbox' provider...</text:p>
      <text:p text:style-name="Standard">==&gt; lvm: Checking if box 'centos/7' version '1804.02' is up to date...</text:p>
      <text:p text:style-name="Standard">==&gt; lvm: Machine already provisioned. Run `vagrant provision` or use the `--provision`</text:p>
      <text:p text:style-name="Standard">==&gt; lvm: flag to force provisioning. Provisioners marked to run always will still run.</text:p>
      <text:p text:style-name="Standard">root@MSK-IT:/home/ayudin/stands-03-lvm-master# vagrant ssh</text:p>
      <text:p text:style-name="Standard">Last login: Mon Feb 24 12:34:55 2020 from 10.0.2.2</text:p>
      <text:p text:style-name="Standard">[vagrant@lvm ~]$ <text:span text:style-name="T2">lsblk </text:span></text:p>
      <text:p text:style-name="Standard">NAME <text:s text:c="22"/>MAJ:MIN RM <text:s/>SIZE RO TYPE MOUNTPOINT</text:p>
      <text:p text:style-name="Standard">sda <text:s text:c="25"/>8:0 <text:s text:c="3"/>0 <text:s text:c="2"/>40G <text:s/>0 disk </text:p>
      <text:p text:style-name="Standard">├─sda1 <text:s text:c="22"/>8:1 <text:s text:c="3"/>0 <text:s text:c="3"/>1M <text:s/>0 part </text:p>
      <text:p text:style-name="Standard">├─sda2 <text:s text:c="22"/>8:2 <text:s text:c="3"/>0 <text:s text:c="3"/>1G <text:s/>0 part /boot</text:p>
      <text:p text:style-name="Standard">└─sda3 <text:s text:c="22"/>8:3 <text:s text:c="3"/>0 <text:s text:c="2"/>39G <text:s/>0 part </text:p>
      <text:p text:style-name="Standard"><text:s text:c="2"/>├─VolGroup00-LogVol00 <text:s text:c="3"/>253:0 <text:s text:c="3"/>0 <text:s text:c="3"/>8G <text:s/>0 lvm <text:s/>/</text:p>
      <text:p text:style-name="Standard"><text:s text:c="2"/>├─VolGroup00-LogVol01 <text:s text:c="3"/>253:1 <text:s text:c="3"/>0 <text:s/>1.5G <text:s/>0 lvm <text:s/>[SWAP]</text:p>
      <text:p text:style-name="Standard"><text:s text:c="2"/>└─VolGroup00-LogVol_Home 253:7 <text:s text:c="3"/>0 <text:s text:c="3"/>2G <text:s/>0 lvm <text:s/>/home</text:p>
      <text:p text:style-name="Standard">sdb <text:s text:c="25"/>8:16 <text:s text:c="2"/>0 <text:s text:c="2"/>10G <text:s/>0 disk </text:p>
      <text:p text:style-name="Standard">sdc <text:s text:c="25"/>8:32 <text:s text:c="2"/>0 <text:s text:c="3"/>2G <text:s/>0 disk </text:p>
      <text:p text:style-name="Standard">├─vg_var-lv_var_rmeta_0 <text:s text:c="3"/>253:2 <text:s text:c="3"/>0 <text:s text:c="3"/>4M <text:s/>0 lvm <text:s/></text:p>
      <text:p text:style-name="Standard">│ └─vg_var-lv_var <text:s text:c="9"/>253:6 <text:s text:c="3"/>0 <text:s/>952M <text:s/>0 lvm <text:s/>/var</text:p>
      <text:p text:style-name="Standard">└─vg_var-lv_var_rimage_0 <text:s text:c="2"/>253:3 <text:s text:c="3"/>0 <text:s/>952M <text:s/>0 lvm <text:s/></text:p>
      <text:p text:style-name="Standard"><text:s text:c="2"/>└─vg_var-lv_var <text:s text:c="9"/>253:6 <text:s text:c="3"/>0 <text:s/>952M <text:s/>0 lvm <text:s/>/var</text:p>
      <text:p text:style-name="Standard">sdd <text:s text:c="25"/>8:48 <text:s text:c="2"/>0 <text:s text:c="3"/>1G <text:s/>0 disk </text:p>
      <text:p text:style-name="Standard">├─vg_var-lv_var_rmeta_1 <text:s text:c="3"/>253:4 <text:s text:c="3"/>0 <text:s text:c="3"/>4M <text:s/>0 lvm <text:s/></text:p>
      <text:p text:style-name="Standard">│ └─vg_var-lv_var <text:s text:c="9"/>253:6 <text:s text:c="3"/>0 <text:s/>952M <text:s/>0 lvm <text:s/>/var</text:p>
      <text:p text:style-name="Standard">└─vg_var-lv_var_rimage_1 <text:s text:c="2"/>253:5 <text:s text:c="3"/>0 <text:s/>952M <text:s/>0 lvm <text:s/></text:p>
      <text:p text:style-name="Standard"><text:s text:c="2"/>└─vg_var-lv_var <text:s text:c="9"/>253:6 <text:s text:c="3"/>0 <text:s/>952M <text:s/>0 lvm <text:s/>/var</text:p>
      <text:p text:style-name="Standard">sde <text:s text:c="25"/>8:64 <text:s text:c="2"/>0 <text:s text:c="3"/>1G <text:s/>0 disk </text:p>
      <text:p text:style-name="Standard">[vagrant@lvm ~]$ <text:span text:style-name="T2">sudo su</text:span></text:p>
      <text:p text:style-name="Standard">[root@lvm vagrant]# </text:p>
      <text:p text:style-name="Standard">[root@lvm vagrant]# <text:span text:style-name="T2">vgs</text:span></text:p>
      <text:p text:style-name="Standard"><text:s text:c="2"/>VG <text:s text:c="8"/>#PV #LV #SN Attr <text:s text:c="2"/>VSize <text:s text:c="2"/>VFree <text:s/></text:p>
      <text:p text:style-name="Standard"><text:s text:c="2"/>VolGroup00 <text:s text:c="2"/>1 <text:s text:c="2"/>3 <text:s text:c="2"/>0 wz--n- &lt;38.97g &lt;27.47g</text:p>
      <text:p text:style-name="Standard"><text:s text:c="2"/>vg_var <text:s text:c="6"/>2 <text:s text:c="2"/>1 <text:s text:c="2"/>0 wz--n- <text:s text:c="2"/>2.99g <text:s text:c="2"/>1.12g</text:p>
      <text:p text:style-name="Standard">[root@lvm vagrant]# vgdisplay </text:p>
      <text:p text:style-name="Standard"><text:s text:c="2"/>--- Volume group ---</text:p>
      <text:p text:style-name="Standard"><text:s text:c="2"/>VG Name <text:s text:c="14"/>VolGroup00</text:p>
      <text:p text:style-name="Standard"><text:s text:c="2"/>System ID <text:s text:c="12"/></text:p>
      <text:p text:style-name="Standard"><text:s text:c="2"/>Format <text:s text:c="15"/>lvm2</text:p>
      <text:p text:style-name="Standard"><text:s text:c="2"/>Metadata Areas <text:s text:c="7"/>1</text:p>
      <text:p text:style-name="Standard"><text:s text:c="2"/>Metadata Sequence No <text:s/>11</text:p>
      <text:p text:style-name="Standard"><text:s text:c="2"/>VG Access <text:s text:c="12"/>read/write</text:p>
      <text:p text:style-name="Standard"><text:s text:c="2"/>VG Status <text:s text:c="12"/>resizable</text:p>
      <text:p text:style-name="Standard"><text:s text:c="2"/>MAX LV <text:s text:c="15"/>0</text:p>
      <text:p text:style-name="Standard"><text:s text:c="2"/>Cur LV <text:s text:c="15"/>3</text:p>
      <text:p text:style-name="Standard"><text:s text:c="2"/>Open LV <text:s text:c="14"/>3</text:p>
      <text:p text:style-name="Standard"><text:s text:c="2"/>Max PV <text:s text:c="15"/>0</text:p>
      <text:p text:style-name="Standard"><text:s text:c="2"/>Cur PV <text:s text:c="15"/>1</text:p>
      <text:p text:style-name="Standard"><text:s text:c="2"/>Act PV <text:s text:c="15"/>1</text:p>
      <text:p text:style-name="Standard"><text:soft-page-break/><text:s text:c="2"/>VG Size <text:s text:c="14"/>&lt;38.97 GiB</text:p>
      <text:p text:style-name="Standard"><text:s text:c="2"/>PE Size <text:s text:c="14"/>32.00 MiB</text:p>
      <text:p text:style-name="Standard"><text:s text:c="2"/>Total PE <text:s text:c="13"/>1247</text:p>
      <text:p text:style-name="Standard"><text:s text:c="2"/>Alloc PE / Size <text:s text:c="6"/>368 / 11.50 GiB</text:p>
      <text:p text:style-name="Standard"><text:s text:c="2"/>Free <text:s/>PE / Size <text:s text:c="6"/>879 / &lt;27.47 GiB</text:p>
      <text:p text:style-name="Standard"><text:s text:c="2"/>VG UUID <text:s text:c="14"/>SA8LTU-F2yz-FEV1-RdgT-hw0Z-iRxh-yHFKuU</text:p>
      <text:p text:style-name="Standard"><text:s text:c="3"/></text:p>
      <text:p text:style-name="Standard"><text:s text:c="2"/>--- Volume group ---</text:p>
      <text:p text:style-name="Standard"><text:s text:c="2"/>VG Name <text:s text:c="14"/>vg_var</text:p>
      <text:p text:style-name="Standard"><text:s text:c="2"/>System ID <text:s text:c="12"/></text:p>
      <text:p text:style-name="Standard"><text:s text:c="2"/>Format <text:s text:c="15"/>lvm2</text:p>
      <text:p text:style-name="Standard"><text:s text:c="2"/>Metadata Areas <text:s text:c="7"/>2</text:p>
      <text:p text:style-name="Standard"><text:s text:c="2"/>Metadata Sequence No <text:s/>3</text:p>
      <text:p text:style-name="Standard"><text:s text:c="2"/>VG Access <text:s text:c="12"/>read/write</text:p>
      <text:p text:style-name="Standard"><text:s text:c="2"/>VG Status <text:s text:c="12"/>resizable</text:p>
      <text:p text:style-name="Standard"><text:s text:c="2"/>MAX LV <text:s text:c="15"/>0</text:p>
      <text:p text:style-name="Standard"><text:s text:c="2"/>Cur LV <text:s text:c="15"/>1</text:p>
      <text:p text:style-name="Standard"><text:s text:c="2"/>Open LV <text:s text:c="14"/>1</text:p>
      <text:p text:style-name="Standard"><text:s text:c="2"/>Max PV <text:s text:c="15"/>0</text:p>
      <text:p text:style-name="Standard"><text:s text:c="2"/>Cur PV <text:s text:c="15"/>2</text:p>
      <text:p text:style-name="Standard"><text:s text:c="2"/>Act PV <text:s text:c="15"/>2</text:p>
      <text:p text:style-name="Standard"><text:s text:c="2"/>VG Size <text:s text:c="14"/>2.99 GiB</text:p>
      <text:p text:style-name="Standard"><text:s text:c="2"/>PE Size <text:s text:c="14"/>4.00 MiB</text:p>
      <text:p text:style-name="Standard"><text:s text:c="2"/>Total PE <text:s text:c="13"/>766</text:p>
      <text:p text:style-name="Standard"><text:s text:c="2"/>Alloc PE / Size <text:s text:c="6"/>478 / &lt;1.87 GiB</text:p>
      <text:p text:style-name="Standard"><text:s text:c="2"/>Free <text:s/>PE / Size <text:s text:c="6"/>288 / 1.12 GiB</text:p>
      <text:p text:style-name="Standard"><text:s text:c="2"/>VG UUID <text:s text:c="14"/>RveTCf-inTY-Qf4R-3lHW-C1Aj-zBW3-WvC07Q</text:p>
      <text:p text:style-name="Standard"><text:s text:c="3"/></text:p>
      <text:p text:style-name="Standard">[root@lvm vagrant]# <text:span text:style-name="T2">lvdisplay </text:span></text:p>
      <text:p text:style-name="Standard"><text:s text:c="2"/>--- Logical volume ---</text:p>
      <text:p text:style-name="Standard"><text:s text:c="2"/>LV Path <text:s text:c="15"/>/dev/VolGroup00/LogVol01</text:p>
      <text:p text:style-name="Standard"><text:s text:c="2"/>LV Name <text:s text:c="15"/>LogVol01</text:p>
      <text:p text:style-name="Standard"><text:s text:c="2"/>VG Name <text:s text:c="15"/>VolGroup00</text:p>
      <text:p text:style-name="Standard"><text:s text:c="2"/>LV UUID <text:s text:c="15"/>IAjIC6-ScnM-tvH6-7BTy-TN31-hd82-bgDSzd</text:p>
      <text:p text:style-name="Standard"><text:s text:c="2"/>LV Write Access <text:s text:c="7"/>read/write</text:p>
      <text:p text:style-name="Standard"><text:s text:c="2"/>LV Creation host, time localhost.localdomain, 2018-05-12 18:50:25 +0000</text:p>
      <text:p text:style-name="Standard"><text:s text:c="2"/>LV Status <text:s text:c="13"/>available</text:p>
      <text:p text:style-name="Standard"><text:s text:c="2"/># open <text:s text:c="16"/>2</text:p>
      <text:p text:style-name="Standard"><text:s text:c="2"/>LV Size <text:s text:c="15"/>1.50 GiB</text:p>
      <text:p text:style-name="Standard"><text:s text:c="2"/>Current LE <text:s text:c="12"/>48</text:p>
      <text:p text:style-name="Standard"><text:s text:c="2"/>Segments <text:s text:c="14"/>1</text:p>
      <text:p text:style-name="Standard"><text:s text:c="2"/>Allocation <text:s text:c="12"/>inherit</text:p>
      <text:p text:style-name="Standard"><text:s text:c="2"/>Read ahead sectors <text:s text:c="4"/>auto</text:p>
      <text:p text:style-name="Standard"><text:s text:c="2"/>- currently set to <text:s text:c="4"/>8192</text:p>
      <text:p text:style-name="Standard"><text:s text:c="2"/>Block device <text:s text:c="10"/>253:1</text:p>
      <text:p text:style-name="Standard"><text:s text:c="3"/></text:p>
      <text:p text:style-name="Standard"><text:s text:c="2"/>--- Logical volume ---</text:p>
      <text:p text:style-name="Standard"><text:s text:c="2"/>LV Path <text:s text:c="15"/>/dev/VolGroup00/LogVol00</text:p>
      <text:p text:style-name="Standard"><text:s text:c="2"/>LV Name <text:s text:c="15"/>LogVol00</text:p>
      <text:p text:style-name="Standard"><text:s text:c="2"/>VG Name <text:s text:c="15"/>VolGroup00</text:p>
      <text:p text:style-name="Standard"><text:s text:c="2"/>LV UUID <text:s text:c="15"/>RqyFRh-Wk2F-cGzG-lZf1-XJ19-7NBZ-i7BRkl</text:p>
      <text:p text:style-name="Standard"><text:s text:c="2"/>LV Write Access <text:s text:c="7"/>read/write</text:p>
      <text:p text:style-name="Standard"><text:soft-page-break/><text:s text:c="2"/>LV Creation host, time lvm, 2020-02-24 12:00:08 +0000</text:p>
      <text:p text:style-name="Standard"><text:s text:c="2"/>LV Status <text:s text:c="13"/>available</text:p>
      <text:p text:style-name="Standard"><text:s text:c="2"/># open <text:s text:c="16"/>1</text:p>
      <text:p text:style-name="Standard"><text:s text:c="2"/>LV Size <text:s text:c="15"/>8.00 GiB</text:p>
      <text:p text:style-name="Standard"><text:s text:c="2"/>Current LE <text:s text:c="12"/>256</text:p>
      <text:p text:style-name="Standard"><text:s text:c="2"/>Segments <text:s text:c="14"/>1</text:p>
      <text:p text:style-name="Standard"><text:s text:c="2"/>Allocation <text:s text:c="12"/>inherit</text:p>
      <text:p text:style-name="Standard"><text:s text:c="2"/>Read ahead sectors <text:s text:c="4"/>auto</text:p>
      <text:p text:style-name="Standard"><text:s text:c="2"/>- currently set to <text:s text:c="4"/>8192</text:p>
      <text:p text:style-name="Standard"><text:s text:c="2"/>Block device <text:s text:c="10"/>253:0</text:p>
      <text:p text:style-name="Standard"><text:s text:c="3"/></text:p>
      <text:p text:style-name="Standard"><text:s text:c="2"/>--- Logical volume ---</text:p>
      <text:p text:style-name="Standard"><text:s text:c="2"/>LV Path <text:s text:c="15"/>/dev/VolGroup00/LogVol_Home</text:p>
      <text:p text:style-name="Standard"><text:s text:c="2"/>LV Name <text:s text:c="15"/>LogVol_Home</text:p>
      <text:p text:style-name="Standard"><text:s text:c="2"/>VG Name <text:s text:c="15"/>VolGroup00</text:p>
      <text:p text:style-name="Standard"><text:s text:c="2"/>LV UUID <text:s text:c="15"/>PzYlpV-v4Im-vSAN-Dsif-DWtz-lV3I-IvNhV2</text:p>
      <text:p text:style-name="Standard"><text:s text:c="2"/>LV Write Access <text:s text:c="7"/>read/write</text:p>
      <text:p text:style-name="Standard"><text:s text:c="2"/>LV Creation host, time lvm, 2020-02-24 12:16:31 +0000</text:p>
      <text:p text:style-name="Standard"><text:s text:c="2"/>LV Status <text:s text:c="13"/>available</text:p>
      <text:p text:style-name="Standard"><text:s text:c="2"/># open <text:s text:c="16"/>1</text:p>
      <text:p text:style-name="Standard"><text:s text:c="2"/>LV Size <text:s text:c="15"/>2.00 GiB</text:p>
      <text:p text:style-name="Standard"><text:s text:c="2"/>Current LE <text:s text:c="12"/>64</text:p>
      <text:p text:style-name="Standard"><text:s text:c="2"/>Segments <text:s text:c="14"/>1</text:p>
      <text:p text:style-name="Standard"><text:s text:c="2"/>Allocation <text:s text:c="12"/>inherit</text:p>
      <text:p text:style-name="Standard"><text:s text:c="2"/>Read ahead sectors <text:s text:c="4"/>auto</text:p>
      <text:p text:style-name="Standard"><text:s text:c="2"/>- currently set to <text:s text:c="4"/>8192</text:p>
      <text:p text:style-name="Standard"><text:s text:c="2"/>Block device <text:s text:c="10"/>253:7</text:p>
      <text:p text:style-name="Standard"><text:s text:c="3"/></text:p>
      <text:p text:style-name="Standard"><text:s text:c="2"/>--- Logical volume ---</text:p>
      <text:p text:style-name="Standard"><text:s text:c="2"/>LV Path <text:s text:c="15"/>/dev/vg_var/lv_var</text:p>
      <text:p text:style-name="Standard"><text:s text:c="2"/>LV Name <text:s text:c="15"/>lv_var</text:p>
      <text:p text:style-name="Standard"><text:s text:c="2"/>VG Name <text:s text:c="15"/>vg_var</text:p>
      <text:p text:style-name="Standard"><text:s text:c="2"/>LV UUID <text:s text:c="15"/>S4PUoc-hChJ-i2aL-tIaI-3dvP-PTZe-NQ1ds5</text:p>
      <text:p text:style-name="Standard"><text:s text:c="2"/>LV Write Access <text:s text:c="7"/>read/write</text:p>
      <text:p text:style-name="Standard"><text:s text:c="2"/>LV Creation host, time lvm, 2020-02-24 12:05:34 +0000</text:p>
      <text:p text:style-name="Standard"><text:s text:c="2"/>LV Status <text:s text:c="13"/>available</text:p>
      <text:p text:style-name="Standard"><text:s text:c="2"/># open <text:s text:c="16"/>1</text:p>
      <text:p text:style-name="Standard"><text:s text:c="2"/>LV Size <text:s text:c="15"/>952.00 MiB</text:p>
      <text:p text:style-name="Standard"><text:s text:c="2"/>Current LE <text:s text:c="12"/>238</text:p>
      <text:p text:style-name="Standard"><text:s text:c="2"/>Mirrored volumes <text:s text:c="6"/>2</text:p>
      <text:p text:style-name="Standard"><text:s text:c="2"/>Segments <text:s text:c="14"/>1</text:p>
      <text:p text:style-name="Standard"><text:s text:c="2"/>Allocation <text:s text:c="12"/>inherit</text:p>
      <text:p text:style-name="Standard"><text:s text:c="2"/>Read ahead sectors <text:s text:c="4"/>auto</text:p>
      <text:p text:style-name="Standard"><text:s text:c="2"/>- currently set to <text:s text:c="4"/>8192</text:p>
      <text:p text:style-name="Standard"><text:s text:c="2"/>Block device <text:s text:c="10"/>253:6</text:p>
      <text:p text:style-name="Standard"><text:s text:c="3"/></text:p>
      <text:p text:style-name="Standard">[root@lvm vagrant]# <text:span text:style-name="T2">vgs</text:span></text:p>
      <text:p text:style-name="Standard"><text:s text:c="2"/>VG <text:s text:c="8"/>#PV #LV #SN Attr <text:s text:c="2"/>VSize <text:s text:c="2"/>VFree <text:s/></text:p>
      <text:p text:style-name="Standard"><text:s text:c="2"/>VolGroup00 <text:s text:c="2"/>1 <text:s text:c="2"/>3 <text:s text:c="2"/>0 wz--n- &lt;38.97g &lt;27.47g</text:p>
      <text:p text:style-name="Standard"><text:s text:c="2"/>vg_var <text:s text:c="6"/>2 <text:s text:c="2"/>1 <text:s text:c="2"/>0 wz--n- <text:s text:c="2"/>2.99g <text:s text:c="2"/>1.12g</text:p>
      <text:p text:style-name="Standard">[root@lvm vagrant]# <text:span text:style-name="T2">vgrename VolGroup00 OtusRoot</text:span></text:p>
      <text:p text:style-name="Standard"><text:s text:c="2"/>Volume group "VolGroup00" successfully renamed to "OtusRoot"</text:p>
      <text:p text:style-name="Standard"><text:soft-page-break/>[root@lvm vagrant]# <text:span text:style-name="T2">nano /etc/fstab </text:span></text:p>
      <text:p text:style-name="Standard">[root@lvm vagrant]# <text:span text:style-name="T2">nano /etc/default/grub <text:s/></text:span></text:p>
      <text:p text:style-name="Standard">[root@lvm vagrant]# <text:span text:style-name="T2">nano /boot/grub2/grub.cfg </text:span></text:p>
      <text:p text:style-name="Standard">[root@lvm vagrant]# <text:span text:style-name="T2">mkinitrd -f -v /boot/initramfs-$(uname -r).img $(uname -r)</text:span></text:p>
      <text:p text:style-name="Standard">Executing: /sbin/dracut -f -v /boot/initramfs-3.10.0-862.2.3.el7.x86_64.img 3.10.0-862.2.3.el7.x86_64</text:p>
      <text:p text:style-name="Standard">dracut module 'busybox' will not be installed, because command 'busybox' could not be found!</text:p>
      <text:p text:style-name="Standard">dracut module 'crypt' will not be installed, because command 'cryptsetup' could not be found!</text:p>
      <text:p text:style-name="Standard">dracut module 'dmraid' will not be installed, because command 'dmraid' could not be found!</text:p>
      <text:p text:style-name="Standard">dracut module 'dmsquash-live-ntfs' will not be installed, because command 'ntfs-3g' could not be found!</text:p>
      <text:p text:style-name="Standard">dracut module 'multipath' will not be installed, because command 'multipath' could not be found!</text:p>
      <text:p text:style-name="Standard">dracut module 'busybox' will not be installed, because command 'busybox' could not be found!</text:p>
      <text:p text:style-name="Standard">dracut module 'crypt' will not be installed, because command 'cryptsetup' could not be found!</text:p>
      <text:p text:style-name="Standard">dracut module 'dmraid' will not be installed, because command 'dmraid' could not be found!</text:p>
      <text:p text:style-name="Standard">dracut module 'dmsquash-live-ntfs' will not be installed, because command 'ntfs-3g' could not be found!</text:p>
      <text:p text:style-name="Standard">dracut module 'multipath' will not be installed, because command 'multipath' could not be found!</text:p>
      <text:p text:style-name="Standard">*** Including module: bash ***</text:p>
      <text:p text:style-name="Standard">*** Including module: nss-softokn ***</text:p>
      <text:p text:style-name="Standard">*** Including module: i18n ***</text:p>
      <text:p text:style-name="Standard">*** Including module: drm ***</text:p>
      <text:p text:style-name="Standard">*** Including module: plymouth ***</text:p>
      <text:p text:style-name="Standard">*** Including module: dm ***</text:p>
      <text:p text:style-name="Standard">Skipping udev rule: 64-device-mapper.rules</text:p>
      <text:p text:style-name="Standard">Skipping udev rule: 60-persistent-storage-dm.rules</text:p>
      <text:p text:style-name="Standard">Skipping udev rule: 55-dm.rules</text:p>
      <text:p text:style-name="Standard">*** Including module: kernel-modules ***</text:p>
      <text:p text:style-name="Standard">Omitting driver floppy</text:p>
      <text:p text:style-name="Standard">*** Including module: lvm ***</text:p>
      <text:p text:style-name="Standard">Skipping udev rule: 64-device-mapper.rules</text:p>
      <text:p text:style-name="Standard">Skipping udev rule: 56-lvm.rules</text:p>
      <text:p text:style-name="Standard">Skipping udev rule: 60-persistent-storage-lvm.rules</text:p>
      <text:p text:style-name="Standard">*** Including module: qemu ***</text:p>
      <text:p text:style-name="Standard">*** Including module: resume ***</text:p>
      <text:p text:style-name="Standard">*** Including module: rootfs-block ***</text:p>
      <text:p text:style-name="Standard">*** Including module: terminfo ***</text:p>
      <text:p text:style-name="Standard">*** Including module: udev-rules ***</text:p>
      <text:p text:style-name="Standard">Skipping udev rule: 40-redhat-cpu-hotplug.rules</text:p>
      <text:p text:style-name="Standard">Skipping udev rule: 91-permissions.rules</text:p>
      <text:p text:style-name="Standard">*** Including module: biosdevname ***</text:p>
      <text:p text:style-name="Standard">*** Including module: systemd ***</text:p>
      <text:p text:style-name="Standard">*** Including module: usrmount ***</text:p>
      <text:p text:style-name="Standard">*** Including module: base ***</text:p>
      <text:p text:style-name="Standard">*** Including module: fs-lib ***</text:p>
      <text:p text:style-name="Standard">*** Including module: shutdown ***</text:p>
      <text:p text:style-name="Standard">*** Including modules done ***</text:p>
      <text:p text:style-name="Standard">*** Installing kernel module dependencies and firmware ***</text:p>
      <text:p text:style-name="Standard">*** Installing kernel module dependencies and firmware done ***</text:p>
      <text:p text:style-name="Standard">*** Resolving executable dependencies ***</text:p>
      <text:p text:style-name="Standard">*** Resolving executable dependencies done***</text:p>
      <text:p text:style-name="Standard">*** Hardlinking files ***</text:p>
      <text:p text:style-name="Standard"><text:soft-page-break/>*** Hardlinking files done ***</text:p>
      <text:p text:style-name="Standard">*** Stripping files ***</text:p>
      <text:p text:style-name="Standard">*** Stripping files done ***</text:p>
      <text:p text:style-name="Standard">*** Generating early-microcode cpio image contents ***</text:p>
      <text:p text:style-name="Standard">*** No early-microcode cpio image needed ***</text:p>
      <text:p text:style-name="Standard">*** Store current command line parameters ***</text:p>
      <text:p text:style-name="Standard">*** Creating image file ***</text:p>
      <text:p text:style-name="Standard">*** Creating image file done ***</text:p>
      <text:p text:style-name="Standard">*** Creating initramfs image file '/boot/initramfs-3.10.0-862.2.3.el7.x86_64.img' done ***</text:p>
      <text:p text:style-name="Standard">[root@lvm vagrant]# <text:span text:style-name="T2">reboot</text:span></text:p>
      <text:p text:style-name="Standard">Error getting authority: Error initializing authority: Error calling StartServiceByName for org.freedesktop.PolicyKit1: Timeout was reached (g-io-error-quark, 24)</text:p>
      <text:p text:style-name="Standard">Failed to start reboot.target: Connection timed out</text:p>
      <text:p text:style-name="Standard">See system logs and 'systemctl status reboot.target' for details.</text:p>
      <text:p text:style-name="Standard">[root@lvm vagrant]# exit</text:p>
      <text:p text:style-name="Standard">exit</text:p>
      <text:p text:style-name="Standard">[vagrant@lvm ~]$ <text:span text:style-name="T2">sudo shutdown -r +1</text:span></text:p>
      <text:p text:style-name="Standard">Shutdown scheduled for Mon 2020-02-24 15:50:17 UTC, use 'shutdown -c' to cancel.</text:p>
      <text:p text:style-name="Standard">[vagrant@lvm ~]$ date</text:p>
      <text:p text:style-name="Standard">Mon Feb 24 15:49:35 UTC 2020</text:p>
      <text:p text:style-name="Standard">[vagrant@lvm ~]$ date</text:p>
      <text:p text:style-name="Standard">Mon Feb 24 15:50:01 UTC 2020</text:p>
      <text:p text:style-name="Standard">[vagrant@lvm ~]$ Connection to 127.0.0.1 closed by remote host.</text:p>
      <text:p text:style-name="Standard">Connection to 127.0.0.1 closed.</text:p>
      <text:p text:style-name="Standard">root@MSK-IT:/home/ayudin/stands-03-lvm-master# <text:span text:style-name="T2">vagrant status</text:span></text:p>
      <text:p text:style-name="Standard">Current machine states:</text:p>
      <text:p text:style-name="Standard"/>
      <text:p text:style-name="Standard">lvm <text:s text:c="22"/>running (virtualbox)</text:p>
      <text:p text:style-name="Standard"/>
      <text:p text:style-name="Standard">The VM is running. To stop this VM, you can run `vagrant halt` to</text:p>
      <text:p text:style-name="Standard">shut it down forcefully, or you can run `vagrant suspend` to simply</text:p>
      <text:p text:style-name="Standard">suspend the virtual machine. In either case, to restart it again,</text:p>
      <text:p text:style-name="Standard">simply run `vagrant up`.</text:p>
      <text:p text:style-name="Standard">root@MSK-IT:/home/ayudin/stands-03-lvm-master# vagrant ssh</text:p>
      <text:p text:style-name="Standard">ssh_exchange_identification: read: Connection reset by peer</text:p>
      <text:p text:style-name="Standard">root@MSK-IT:/home/ayudin/stands-03-lvm-master# <text:span text:style-name="T2">vagrant ssh</text:span></text:p>
      <text:p text:style-name="Standard">Last login: Sat Mar 14 11:38:48 2020 from 10.0.2.2</text:p>
      <text:p text:style-name="Standard">[vagrant@lvm ~]$ <text:span text:style-name="T2">sudo su</text:span></text:p>
      <text:p text:style-name="Standard">[root@lvm vagrant]# <text:span text:style-name="T2">vgs</text:span></text:p>
      <text:p text:style-name="Standard"><text:s text:c="2"/>VG <text:s text:c="6"/>#PV #LV #SN Attr <text:s text:c="2"/>VSize <text:s text:c="2"/>VFree <text:s/></text:p>
      <text:p text:style-name="Standard"><text:s text:c="2"/>OtusRoot <text:s text:c="2"/>1 <text:s text:c="2"/>3 <text:s text:c="2"/>0 wz--n- &lt;38.97g &lt;27.47g</text:p>
      <text:p text:style-name="Standard"><text:s text:c="2"/>vg_var <text:s text:c="4"/>2 <text:s text:c="2"/>1 <text:s text:c="2"/>0 wz--n- <text:s text:c="2"/>2.99g <text:s text:c="2"/>1.12g</text:p>
      <text:p text:style-name="Standard">[root@lvm vagrant]# <text:span text:style-name="T2">lsblk </text:span></text:p>
      <text:p text:style-name="Standard">NAME <text:s text:c="20"/>MAJ:MIN RM <text:s/>SIZE RO TYPE MOUNTPOINT</text:p>
      <text:p text:style-name="Standard">sda <text:s text:c="23"/>8:0 <text:s text:c="3"/>0 <text:s text:c="2"/>40G <text:s/>0 disk </text:p>
      <text:p text:style-name="Standard">├─sda1 <text:s text:c="20"/>8:1 <text:s text:c="3"/>0 <text:s text:c="3"/>1M <text:s/>0 part </text:p>
      <text:p text:style-name="Standard">├─sda2 <text:s text:c="20"/>8:2 <text:s text:c="3"/>0 <text:s text:c="3"/>1G <text:s/>0 part /boot</text:p>
      <text:p text:style-name="Standard">└─sda3 <text:s text:c="20"/>8:3 <text:s text:c="3"/>0 <text:s text:c="2"/>39G <text:s/>0 part </text:p>
      <text:p text:style-name="Standard"><text:s text:c="2"/>├─OtusRoot-LogVol00 <text:s text:c="3"/>253:0 <text:s text:c="3"/>0 <text:s text:c="3"/>8G <text:s/>0 lvm <text:s/>/</text:p>
      <text:p text:style-name="Standard"><text:s text:c="2"/>├─OtusRoot-LogVol01 <text:s text:c="3"/>253:1 <text:s text:c="3"/>0 <text:s/>1.5G <text:s/>0 lvm <text:s/>[SWAP]</text:p>
      <text:p text:style-name="Standard"><text:s text:c="2"/>└─OtusRoot-LogVol_Home 253:2 <text:s text:c="3"/>0 <text:s text:c="3"/>2G <text:s/>0 lvm <text:s/>/home</text:p>
      <text:p text:style-name="Standard">sdb <text:s text:c="23"/>8:16 <text:s text:c="2"/>0 <text:s text:c="2"/>10G <text:s/>0 disk </text:p>
      <text:p text:style-name="Standard"><text:soft-page-break/>sdc <text:s text:c="23"/>8:32 <text:s text:c="2"/>0 <text:s text:c="3"/>2G <text:s/>0 disk </text:p>
      <text:p text:style-name="Standard">├─vg_var-lv_var_rmeta_0 <text:s/>253:3 <text:s text:c="3"/>0 <text:s text:c="3"/>4M <text:s/>0 lvm <text:s/></text:p>
      <text:p text:style-name="Standard">│ └─vg_var-lv_var <text:s text:c="7"/>253:7 <text:s text:c="3"/>0 <text:s/>952M <text:s/>0 lvm <text:s/>/var</text:p>
      <text:p text:style-name="Standard">└─vg_var-lv_var_rimage_0 253:4 <text:s text:c="3"/>0 <text:s/>952M <text:s/>0 lvm <text:s/></text:p>
      <text:p text:style-name="Standard"><text:s text:c="2"/>└─vg_var-lv_var <text:s text:c="7"/>253:7 <text:s text:c="3"/>0 <text:s/>952M <text:s/>0 lvm <text:s/>/var</text:p>
      <text:p text:style-name="Standard">sdd <text:s text:c="23"/>8:48 <text:s text:c="2"/>0 <text:s text:c="3"/>1G <text:s/>0 disk </text:p>
      <text:p text:style-name="Standard">├─vg_var-lv_var_rmeta_1 <text:s/>253:5 <text:s text:c="3"/>0 <text:s text:c="3"/>4M <text:s/>0 lvm <text:s/></text:p>
      <text:p text:style-name="Standard">│ └─vg_var-lv_var <text:s text:c="7"/>253:7 <text:s text:c="3"/>0 <text:s/>952M <text:s/>0 lvm <text:s/>/var</text:p>
      <text:p text:style-name="Standard">└─vg_var-lv_var_rimage_1 253:6 <text:s text:c="3"/>0 <text:s/>952M <text:s/>0 lvm <text:s/></text:p>
      <text:p text:style-name="Standard"><text:s text:c="2"/>└─vg_var-lv_var <text:s text:c="7"/>253:7 <text:s text:c="3"/>0 <text:s/>952M <text:s/>0 lvm <text:s/>/var</text:p>
      <text:p text:style-name="Standard">sde <text:s text:c="23"/>8:64 <text:s text:c="2"/>0 <text:s text:c="3"/>1G <text:s/>0 disk </text:p>
      <text:p text:style-name="Standard">[root@lvm vagrant]# <text:span text:style-name="T2">vgdisplay</text:span> </text:p>
      <text:p text:style-name="Standard"><text:s text:c="2"/>--- Volume group ---</text:p>
      <text:p text:style-name="Standard"><text:s text:c="2"/>VG Name <text:s text:c="14"/>OtusRoot</text:p>
      <text:p text:style-name="Standard"><text:s text:c="2"/>System ID <text:s text:c="12"/></text:p>
      <text:p text:style-name="Standard"><text:s text:c="2"/>Format <text:s text:c="15"/>lvm2</text:p>
      <text:p text:style-name="Standard"><text:s text:c="2"/>Metadata Areas <text:s text:c="7"/>1</text:p>
      <text:p text:style-name="Standard"><text:s text:c="2"/>Metadata Sequence No <text:s/>12</text:p>
      <text:p text:style-name="Standard"><text:s text:c="2"/>VG Access <text:s text:c="12"/>read/write</text:p>
      <text:p text:style-name="Standard"><text:s text:c="2"/>VG Status <text:s text:c="12"/>resizable</text:p>
      <text:p text:style-name="Standard"><text:s text:c="2"/>MAX LV <text:s text:c="15"/>0</text:p>
      <text:p text:style-name="Standard"><text:s text:c="2"/>Cur LV <text:s text:c="15"/>3</text:p>
      <text:p text:style-name="Standard"><text:s text:c="2"/>Open LV <text:s text:c="14"/>3</text:p>
      <text:p text:style-name="Standard"><text:s text:c="2"/>Max PV <text:s text:c="15"/>0</text:p>
      <text:p text:style-name="Standard"><text:s text:c="2"/>Cur PV <text:s text:c="15"/>1</text:p>
      <text:p text:style-name="Standard"><text:s text:c="2"/>Act PV <text:s text:c="15"/>1</text:p>
      <text:p text:style-name="Standard"><text:s text:c="2"/>VG Size <text:s text:c="14"/>&lt;38.97 GiB</text:p>
      <text:p text:style-name="Standard"><text:s text:c="2"/>PE Size <text:s text:c="14"/>32.00 MiB</text:p>
      <text:p text:style-name="Standard"><text:s text:c="2"/>Total PE <text:s text:c="13"/>1247</text:p>
      <text:p text:style-name="Standard"><text:s text:c="2"/>Alloc PE / Size <text:s text:c="6"/>368 / 11.50 GiB</text:p>
      <text:p text:style-name="Standard"><text:s text:c="2"/>Free <text:s/>PE / Size <text:s text:c="6"/>879 / &lt;27.47 GiB</text:p>
      <text:p text:style-name="Standard"><text:s text:c="2"/>VG UUID <text:s text:c="14"/>SA8LTU-F2yz-FEV1-RdgT-hw0Z-iRxh-yHFKuU</text:p>
      <text:p text:style-name="Standard"><text:s text:c="3"/></text:p>
      <text:p text:style-name="Standard"><text:s text:c="2"/>--- Volume group ---</text:p>
      <text:p text:style-name="Standard"><text:s text:c="2"/>VG Name <text:s text:c="14"/>vg_var</text:p>
      <text:p text:style-name="Standard"><text:s text:c="2"/>System ID <text:s text:c="12"/></text:p>
      <text:p text:style-name="Standard"><text:s text:c="2"/>Format <text:s text:c="15"/>lvm2</text:p>
      <text:p text:style-name="Standard"><text:s text:c="2"/>Metadata Areas <text:s text:c="7"/>2</text:p>
      <text:p text:style-name="Standard"><text:s text:c="2"/>Metadata Sequence No <text:s/>3</text:p>
      <text:p text:style-name="Standard"><text:s text:c="2"/>VG Access <text:s text:c="12"/>read/write</text:p>
      <text:p text:style-name="Standard"><text:s text:c="2"/>VG Status <text:s text:c="12"/>resizable</text:p>
      <text:p text:style-name="Standard"><text:s text:c="2"/>MAX LV <text:s text:c="15"/>0</text:p>
      <text:p text:style-name="Standard"><text:s text:c="2"/>Cur LV <text:s text:c="15"/>1</text:p>
      <text:p text:style-name="Standard"><text:s text:c="2"/>Open LV <text:s text:c="14"/>1</text:p>
      <text:p text:style-name="Standard"><text:s text:c="2"/>Max PV <text:s text:c="15"/>0</text:p>
      <text:p text:style-name="Standard"><text:s text:c="2"/>Cur PV <text:s text:c="15"/>2</text:p>
      <text:p text:style-name="Standard"><text:s text:c="2"/>Act PV <text:s text:c="15"/>2</text:p>
      <text:p text:style-name="Standard"><text:s text:c="2"/>VG Size <text:s text:c="14"/>2.99 GiB</text:p>
      <text:p text:style-name="Standard"><text:s text:c="2"/>PE Size <text:s text:c="14"/>4.00 MiB</text:p>
      <text:p text:style-name="Standard"><text:s text:c="2"/>Total PE <text:s text:c="13"/>766</text:p>
      <text:p text:style-name="Standard"><text:s text:c="2"/>Alloc PE / Size <text:s text:c="6"/>478 / &lt;1.87 GiB</text:p>
      <text:p text:style-name="Standard"><text:s text:c="2"/>Free <text:s/>PE / Size <text:s text:c="6"/>288 / 1.12 GiB</text:p>
      <text:p text:style-name="Standard"><text:soft-page-break/><text:s text:c="2"/>VG UUID <text:s text:c="14"/>RveTCf-inTY-Qf4R-3lHW-C1Aj-zBW3-WvC07Q</text:p>
      <text:p text:style-name="Standard"><text:s text:c="3"/></text:p>
      <text:p text:style-name="Standard">[root@lvm vagrant]#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4T14:49:45.658556891</meta:creation-date>
    <dc:date>2020-03-14T15:20:14.250730007</dc:date>
    <meta:editing-duration>PT18S</meta:editing-duration>
    <meta:editing-cycles>1</meta:editing-cycles>
    <meta:document-statistic meta:table-count="0" meta:image-count="0" meta:object-count="0" meta:page-count="7" meta:paragraph-count="308" meta:word-count="1524" meta:character-count="12385" meta:non-whitespace-character-count="8319"/>
    <meta:generator>LibreOffice/6.0.7.3$Linux_X86_64 LibreOffice_project/00m0$Build-3</meta:generator>
  </office:meta>
</office:document-meta>
</file>